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782" officeooo:paragraph-rsid="00039782"/>
    </style:style>
    <style:style style:name="P2" style:family="paragraph" style:parent-style-name="Standard">
      <style:text-properties officeooo:rsid="0004903b" officeooo:paragraph-rsid="0004903b"/>
    </style:style>
    <style:style style:name="P3" style:family="paragraph" style:parent-style-name="Standard">
      <style:text-properties officeooo:rsid="00060049" officeooo:paragraph-rsid="00060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jefnsdgfsdjgfndskgndskfndsfdnfndskfndkddddddddddddddddddddddddddddddddddddddddddddddddddddddddddddddddddddddddddddddddddddddddddddddddddddddddddddddddddddddddddddddddddddddddddddddddddddddddddddddddddddddddddddddddddddddddddddddddddddddddddddddddddddddddddd</text:p>
      <text:p text:style-name="P1"/>
      <text:p text:style-name="P2">111111111111111111111111111111111111111111111111111111111111111111111111111111111111111111111111111111</text:p>
      <text:p text:style-name="P2"/>
      <text:p text:style-name="P3">33333</text:p>
      <text:p text:style-name="P3">3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2-06-21T23:02:57.033000000</dc:date>
    <meta:editing-duration>PT1M48S</meta:editing-duration>
    <meta:editing-cycles>6</meta:editing-cycles>
    <meta:document-statistic meta:table-count="0" meta:image-count="0" meta:object-count="0" meta:page-count="1" meta:paragraph-count="4" meta:word-count="4" meta:character-count="367" meta:non-whitespace-character-count="367"/>
  </office:meta>
</office:document-meta>
</file>